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 style:list-style-name="L4"/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 style:list-style-name="L7"/>
    <style:style style:name="P9" style:family="paragraph" style:parent-style-name="Text_20_body" style:list-style-name="L7">
      <style:paragraph-properties fo:margin-top="0in" fo:margin-bottom="0in" style:contextual-spacing="false"/>
    </style:style>
    <style:style style:name="P10" style:family="paragraph" style:parent-style-name="Text_20_body" style:list-style-name="L8"/>
    <style:style style:name="P11" style:family="paragraph" style:parent-style-name="Text_20_body" style:list-style-name="L8">
      <style:paragraph-properties fo:margin-top="0in" fo:margin-bottom="0in" style:contextual-spacing="false"/>
    </style:style>
    <style:style style:name="P12" style:family="paragraph" style:parent-style-name="Text_20_body" style:list-style-name="L9"/>
    <style:style style:name="P13" style:family="paragraph" style:parent-style-name="Text_20_body" style:list-style-name="L9">
      <style:paragraph-properties fo:margin-top="0in" fo:margin-bottom="0in" style:contextual-spacing="false"/>
    </style:style>
    <style:style style:name="P14" style:family="paragraph" style:parent-style-name="Text_20_body" style:list-style-name="L10"/>
    <style:style style:name="P15" style:family="paragraph" style:parent-style-name="Text_20_body" style:list-style-name="L10">
      <style:paragraph-properties fo:margin-top="0in" fo:margin-bottom="0in" style:contextual-spacing="false"/>
    </style:style>
    <style:style style:name="P16" style:family="paragraph" style:parent-style-name="Text_20_body" style:list-style-name="L11"/>
    <style:style style:name="P17" style:family="paragraph" style:parent-style-name="Text_20_body" style:list-style-name="L11">
      <style:paragraph-properties fo:margin-top="0in" fo:margin-bottom="0in" style:contextual-spacing="false"/>
    </style:style>
    <style:style style:name="P18" style:family="paragraph" style:parent-style-name="Text_20_body" style:list-style-name="L12"/>
    <style:style style:name="P19" style:family="paragraph" style:parent-style-name="Text_20_body" style:list-style-name="L12">
      <style:paragraph-properties fo:margin-top="0in" fo:margin-bottom="0in" style:contextual-spacing="false"/>
    </style:style>
    <style:style style:name="P20" style:family="paragraph" style:parent-style-name="Text_20_body" style:list-style-name="L13"/>
    <style:style style:name="P21" style:family="paragraph" style:parent-style-name="Text_20_body" style:list-style-name="L13">
      <style:paragraph-properties fo:margin-top="0in" fo:margin-bottom="0in" style:contextual-spacing="false"/>
    </style:style>
    <style:style style:name="P22" style:family="paragraph" style:parent-style-name="Text_20_body" style:list-style-name="L14"/>
    <style:style style:name="P23" style:family="paragraph" style:parent-style-name="Text_20_body" style:list-style-name="L14">
      <style:paragraph-properties fo:margin-top="0in" fo:margin-bottom="0in" style:contextual-spacing="false"/>
    </style:style>
    <style:style style:name="P24" style:family="paragraph" style:parent-style-name="Text_20_body" style:list-style-name="L15"/>
    <style:style style:name="P25" style:family="paragraph" style:parent-style-name="Text_20_body" style:list-style-name="L15">
      <style:paragraph-properties fo:margin-top="0in" fo:margin-bottom="0in" style:contextual-spacing="false"/>
    </style:style>
    <style:style style:name="P26" style:family="paragraph" style:parent-style-name="Text_20_body" style:list-style-name="L16"/>
    <style:style style:name="P27" style:family="paragraph" style:parent-style-name="Text_20_body" style:list-style-name="L16">
      <style:paragraph-properties fo:margin-top="0in" fo:margin-bottom="0in" style:contextual-spacing="false"/>
    </style:style>
    <style:style style:name="P28" style:family="paragraph" style:parent-style-name="Text_20_body" style:list-style-name="L17"/>
    <style:style style:name="P29" style:family="paragraph" style:parent-style-name="Text_20_body" style:list-style-name="L17">
      <style:paragraph-properties fo:margin-top="0in" fo:margin-bottom="0in" style:contextual-spacing="false"/>
    </style:style>
    <style:style style:name="P30" style:family="paragraph" style:parent-style-name="Text_20_body" style:list-style-name="L18"/>
    <style:style style:name="P31" style:family="paragraph" style:parent-style-name="Text_20_body" style:list-style-name="L18">
      <style:paragraph-properties fo:margin-top="0in" fo:margin-bottom="0in" style:contextual-spacing="false"/>
    </style:style>
    <style:style style:name="T1" style:family="text">
      <style:text-properties officeooo:rsid="001a3821"/>
    </style:style>
    <style:style style:name="T2" style:family="text">
      <style:text-properties officeooo:rsid="001b332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cruitment Website Project Management Plan</text:h>
      <text:h text:style-name="Heading_20_2" text:outline-level="2">Overview</text:h>
      <text:p text:style-name="Text_20_body">This project aims to develop a recruitment website for a public organization, allowing them to post job offers and enabling job seekers to apply for those offers. The application will consist of a front office for job seekers and a back office for administration.</text:p>
      <text:h text:style-name="Heading_20_2" text:outline-level="2">Technologies</text:h>
      <text:list xml:id="list1125875327" text:style-name="L7">
        <text:list-item>
          <text:p text:style-name="P9"><text:span text:style-name="Strong_20_Emphasis">Frontend:</text:span> Next.js with NextAuth v5 for authentication and authorization.</text:p>
        </text:list-item>
        <text:list-item>
          <text:p text:style-name="P9"><text:span text:style-name="Strong_20_Emphasis">Backend:</text:span> NestJS with JWT and Passport.js for authentication.</text:p>
        </text:list-item>
        <text:list-item>
          <text:p text:style-name="P9"><text:span text:style-name="Strong_20_Emphasis">Database:</text:span> MongoDB with Mongoose.</text:p>
        </text:list-item>
        <text:list-item>
          <text:p text:style-name="P9"><text:span text:style-name="Strong_20_Emphasis">Containerization:</text:span> Docker and Docker Compose.</text:p>
        </text:list-item>
        <text:list-item>
          <text:p text:style-name="P9"><text:span text:style-name="Strong_20_Emphasis">CI/CD:</text:span> Jenkins and GitHub Actions.</text:p>
        </text:list-item>
        <text:list-item>
          <text:p text:style-name="P8"><text:span text:style-name="Strong_20_Emphasis">Authentication:</text:span> Keycloak for admin single sign-on.</text:p>
        </text:list-item>
      </text:list>
      <text:h text:style-name="Heading_20_2" text:outline-level="2">Roles and Responsibilities</text:h>
      <text:h text:style-name="Heading_20_3" text:outline-level="3"><text:span text:style-name="Strong_20_Emphasis">Administrateur</text:span></text:h>
      <text:list xml:id="list3354904872" text:style-name="L8">
        <text:list-item>
          <text:p text:style-name="P11"><text:span text:style-name="Strong_20_Emphasis">Access:</text:span> Full access to manage everything.</text:p>
        </text:list-item>
        <text:list-item>
          <text:p text:style-name="P11"><text:span text:style-name="Strong_20_Emphasis">Responsibilities:</text:span></text:p>
          <text:list>
            <text:list-item>
              <text:p text:style-name="P11">Manages job postings.</text:p>
            </text:list-item>
            <text:list-item>
              <text:p text:style-name="P11">Reviews and manages candidate applications.</text:p>
            </text:list-item>
            <text:list-item>
              <text:p text:style-name="P10">Oversees platform settings and user permissions.</text:p>
            </text:list-item>
          </text:list>
        </text:list-item>
      </text:list>
      <text:h text:style-name="Heading_20_3" text:outline-level="3"><text:span text:style-name="Strong_20_Emphasis">Gestionnaire des Candidatures</text:span></text:h>
      <text:list xml:id="list1202436615" text:style-name="L9">
        <text:list-item>
          <text:p text:style-name="P13"><text:span text:style-name="Strong_20_Emphasis">Access:</text:span> Limited to managing applications.</text:p>
        </text:list-item>
        <text:list-item>
          <text:p text:style-name="P13"><text:span text:style-name="Strong_20_Emphasis">Responsibilities:</text:span></text:p>
          <text:list>
            <text:list-item>
              <text:p text:style-name="P13">Reviews candidates' CVs and application information.</text:p>
            </text:list-item>
            <text:list-item>
              <text:p text:style-name="P13">Shortlists candidates and updates application statuses.</text:p>
            </text:list-item>
            <text:list-item>
              <text:p text:style-name="P12">Sends email invitations to candidates who are accepted for interviews and tests.</text:p>
            </text:list-item>
          </text:list>
        </text:list-item>
      </text:list>
      <text:h text:style-name="Heading_20_3" text:outline-level="3"><text:span text:style-name="Strong_20_Emphasis">Candidat</text:span></text:h>
      <text:list xml:id="list927416618" text:style-name="L10">
        <text:list-item>
          <text:p text:style-name="P15"><text:span text:style-name="Strong_20_Emphasis">Access:</text:span> Can view and apply for job offers.</text:p>
        </text:list-item>
        <text:list-item>
          <text:p text:style-name="P15"><text:span text:style-name="Strong_20_Emphasis">Responsibilities:</text:span></text:p>
          <text:list>
            <text:list-item>
              <text:p text:style-name="P15">Creates a profile.</text:p>
            </text:list-item>
            <text:list-item>
              <text:p text:style-name="P14">Submits applications for job offers.</text:p>
            </text:list-item>
          </text:list>
        </text:list-item>
      </text:list>
      <text:p text:style-name="Horizontal_20_Line"/>
      <text:h text:style-name="Heading_20_2" text:outline-level="2"><text:soft-page-break/>Project Phases</text:h>
      <text:h text:style-name="Heading_20_3" text:outline-level="3"><text:span text:style-name="Strong_20_Emphasis">Phase 1: Setup &amp; User Authentication</text:span> (Estimated Time: 4-6 weeks)</text:h>
      <text:list xml:id="list1244721154" text:style-name="L11">
        <text:list-item>
          <text:p text:style-name="P16"><text:span text:style-name="Strong_20_Emphasis">Project Initialization</text:span> (1 week)</text:p>
          <text:list>
            <text:list-item>
              <text:p text:style-name="P17">Set up repository with GitHub.</text:p>
            </text:list-item>
            <text:list-item>
              <text:p text:style-name="P17">Initialize project with Next.js and NestJS.</text:p>
            </text:list-item>
            <text:list-item>
              <text:p text:style-name="P17">Configure Docker for both frontend and backend.</text:p>
            </text:list-item>
            <text:list-item>
              <text:p text:style-name="P17">Set up environment variables.</text:p>
            </text:list-item>
          </text:list>
        </text:list-item>
        <text:list-item>
          <text:p text:style-name="P16"><text:span text:style-name="Strong_20_Emphasis">Database Setup</text:span> (1 week)</text:p>
          <text:list>
            <text:list-item>
              <text:p text:style-name="P17">Integrate MongoDB using Mongoose.</text:p>
            </text:list-item>
            <text:list-item>
              <text:p text:style-name="P17">Define models for users, roles, job posts, and applications.</text:p>
            </text:list-item>
          </text:list>
        </text:list-item>
        <text:list-item>
          <text:p text:style-name="P16"><text:span text:style-name="Strong_20_Emphasis">User Registration &amp; Authentication</text:span> (1.5 weeks)</text:p>
          <text:list>
            <text:list-item>
              <text:p text:style-name="P17">Implement user registration for <text:span text:style-name="Strong_20_Emphasis">Candidat</text:span>.</text:p>
            </text:list-item>
            <text:list-item>
              <text:p text:style-name="P17">Send verification email using SendGrid.</text:p>
            </text:list-item>
            <text:list-item>
              <text:p text:style-name="P17">Set up NextAuth v5 for authentication.</text:p>
            </text:list-item>
            <text:list-item>
              <text:p text:style-name="P17">Implement login and logout functionality.</text:p>
            </text:list-item>
            <text:list-item>
              <text:p text:style-name="P17">Create password page after email verification.</text:p>
            </text:list-item>
          </text:list>
        </text:list-item>
        <text:list-item>
          <text:p text:style-name="P16"><text:span text:style-name="Strong_20_Emphasis">Authentication with Keycloak for Back Office</text:span> (1 week)</text:p>
          <text:list>
            <text:list-item>
              <text:p text:style-name="P17">Integrate Keycloak for admin authentication.</text:p>
            </text:list-item>
            <text:list-item>
              <text:p text:style-name="P17">Set up roles in Keycloak with CASL.</text:p>
            </text:list-item>
            <text:list-item>
              <text:p text:style-name="P17">Configure Keycloak for role-based access control.</text:p>
            </text:list-item>
          </text:list>
        </text:list-item>
        <text:list-item>
          <text:p text:style-name="P16"><text:span text:style-name="Strong_20_Emphasis">Password Management</text:span> (3 days)</text:p>
          <text:list>
            <text:list-item>
              <text:p text:style-name="P17">Implement "Forgot Password" feature.</text:p>
            </text:list-item>
            <text:list-item>
              <text:p text:style-name="P17">Implement password reset through email verification.</text:p>
            </text:list-item>
          </text:list>
        </text:list-item>
        <text:list-item>
          <text:p text:style-name="P16"><text:span text:style-name="Strong_20_Emphasis">Create Admin Dashboard Skeleton</text:span> (1 week)</text:p>
          <text:list>
            <text:list-item>
              <text:p text:style-name="P17">Create an empty admin dashboard with login functionality.</text:p>
            </text:list-item>
            <text:list-item>
              <text:p text:style-name="P17">Basic layout with sidebar navigation.</text:p>
            </text:list-item>
          </text:list>
        </text:list-item>
        <text:list-item>
          <text:p text:style-name="P16"><text:span text:style-name="Strong_20_Emphasis">Job Posting Management for Admin (Back Office)</text:span> (1 week)</text:p>
          <text:list>
            <text:list-item>
              <text:p text:style-name="P17">Set up a form for <text:span text:style-name="Strong_20_Emphasis">Administrateur</text:span> to post job offers.</text:p>
            </text:list-item>
            <text:list-item>
              <text:p text:style-name="P16">Implement "Edit" and "Delete" functionality for job offers.</text:p>
            </text:list-item>
          </text:list>
        </text:list-item>
      </text:list>
      <text:p text:style-name="Horizontal_20_Line"/>
      <text:h text:style-name="Heading_20_3" text:outline-level="3"><text:span text:style-name="Strong_20_Emphasis">Phase 2: Job Offers and Application System</text:span> (Estimated Time: 3-4 weeks)</text:h>
      <text:list xml:id="list2219083953" text:style-name="L12">
        <text:list-item>
          <text:p text:style-name="P18"><text:span text:style-name="Strong_20_Emphasis">Job Listings for Visitors (Front Office)</text:span> (1 week)</text:p>
          <text:list>
            <text:list-item>
              <text:p text:style-name="P19">Create a public-facing page for <text:span text:style-name="Strong_20_Emphasis">Candidat</text:span> to view job listings.</text:p>
            </text:list-item>
            <text:list-item>
              <text:p text:style-name="P19">Add search and filter functionality.</text:p>
            </text:list-item>
            <text:list-item>
              <text:p text:style-name="P19">Implement pagination of job offers.</text:p>
            </text:list-item>
          </text:list>
        </text:list-item>
        <text:list-item>
          <text:p text:style-name="P18"><text:span text:style-name="Strong_20_Emphasis">Job Application for Candidat</text:span> (1 week)</text:p>
          <text:list>
            <text:list-item>
              <text:p text:style-name="P19">Implement <text:span text:style-name="Strong_20_Emphasis">Candidat</text:span> dashboard for viewing applied jobs.</text:p>
            </text:list-item>
            <text:list-item>
              <text:p text:style-name="P19">Set up job application functionality.</text:p>
            </text:list-item>
            <text:list-item>
              <text:p text:style-name="P19"><text:soft-page-break/>Upload resume feature.</text:p>
            </text:list-item>
            <text:list-item>
              <text:p text:style-name="P19">Send confirmation email upon successful job application.</text:p>
            </text:list-item>
          </text:list>
        </text:list-item>
        <text:list-item>
          <text:p text:style-name="P18"><text:span text:style-name="Strong_20_Emphasis">Application Status Updates (Back Office)</text:span> (1 week)</text:p>
          <text:list>
            <text:list-item>
              <text:p text:style-name="P19">Allow <text:span text:style-name="Strong_20_Emphasis">Gestionnaire</text:span> to review applications and update their statuses.</text:p>
            </text:list-item>
            <text:list-item>
              <text:p text:style-name="P18"><text:span text:style-name="Strong_20_Emphasis">Candidat</text:span> can view application status in their dashboard.</text:p>
            </text:list-item>
          </text:list>
        </text:list-item>
      </text:list>
      <text:p text:style-name="Horizontal_20_Line"/>
      <text:h text:style-name="Heading_20_3" text:outline-level="3"><text:span text:style-name="Strong_20_Emphasis">Phase 3: Admin Side Enhancements</text:span> (Estimated Time: 3 weeks)</text:h>
      <text:list xml:id="list3190813220" text:style-name="L13">
        <text:list-item>
          <text:p text:style-name="P20"><text:span text:style-name="Strong_20_Emphasis">Admin Dashboard Enhancements</text:span> (1.5 weeks)</text:p>
          <text:list>
            <text:list-item>
              <text:p text:style-name="P21">Display job offers posted by the admin.</text:p>
            </text:list-item>
            <text:list-item>
              <text:p text:style-name="P21">Display all job applications related to specific job offers.</text:p>
            </text:list-item>
            <text:list-item>
              <text:p text:style-name="P21">Add notifications for new job applications.</text:p>
            </text:list-item>
          </text:list>
        </text:list-item>
        <text:list-item>
          <text:p text:style-name="P20"><text:span text:style-name="Strong_20_Emphasis">User Management (Back Office)</text:span> (1.5 weeks)</text:p>
          <text:list>
            <text:list-item>
              <text:p text:style-name="P21">Implement functionality for <text:span text:style-name="Strong_20_Emphasis">Administrateur</text:span> to manage <text:span text:style-name="Strong_20_Emphasis">Candidat</text:span> profiles.</text:p>
            </text:list-item>
            <text:list-item>
              <text:p text:style-name="P20">Set up activity logs for admin actions.</text:p>
            </text:list-item>
          </text:list>
        </text:list-item>
      </text:list>
      <text:p text:style-name="Horizontal_20_Line"/>
      <text:h text:style-name="Heading_20_3" text:outline-level="3"><text:span text:style-name="Strong_20_Emphasis">Phase 4: CI/CD Automation with Docker and Jenkins</text:span> (Estimated Time: 3 weeks)</text:h>
      <text:list xml:id="list2985035337" text:style-name="L14">
        <text:list-item>
          <text:p text:style-name="P22"><text:span text:style-name="Strong_20_Emphasis">Docker Compose Setup</text:span> (1 week)</text:p>
          <text:list>
            <text:list-item>
              <text:p text:style-name="P23">Write Dockerfiles for frontend and backend services.</text:p>
            </text:list-item>
            <text:list-item>
              <text:p text:style-name="P23">Configure Docker Compose for environments.</text:p>
            </text:list-item>
          </text:list>
        </text:list-item>
        <text:list-item>
          <text:p text:style-name="P22"><text:span text:style-name="Strong_20_Emphasis">Set Up Jenkins for CI/CD</text:span> (1 week)</text:p>
          <text:list>
            <text:list-item>
              <text:p text:style-name="P23">Set up a Jenkins server for CI/CD pipelines.</text:p>
            </text:list-item>
            <text:list-item>
              <text:p text:style-name="P23">Create Jenkins pipeline to build Docker images.</text:p>
            </text:list-item>
          </text:list>
        </text:list-item>
        <text:list-item>
          <text:p text:style-name="P22"><text:span text:style-name="Strong_20_Emphasis">Integrate GitHub Actions</text:span> (1 week)</text:p>
          <text:list>
            <text:list-item>
              <text:p text:style-name="P23">Set up GitHub Actions for automated tests.</text:p>
            </text:list-item>
            <text:list-item>
              <text:p text:style-name="P22">Trigger Jenkins builds after commits or pull requests.</text:p>
            </text:list-item>
          </text:list>
        </text:list-item>
      </text:list>
      <text:p text:style-name="Horizontal_20_Line"/>
      <text:h text:style-name="Heading_20_3" text:outline-level="3"><text:span text:style-name="Strong_20_Emphasis">Phase 5: UI &amp; UX Improvements</text:span> (Estimated Time: 3 weeks)</text:h>
      <text:list xml:id="list542384376" text:style-name="L15">
        <text:list-item>
          <text:p text:style-name="P24"><text:span text:style-name="Strong_20_Emphasis">UI/UX Design for Job Seeker &amp; Admin Side</text:span> (2 weeks)</text:p>
          <text:list>
            <text:list-item>
              <text:p text:style-name="P25">Design responsive UI using ShadCN.</text:p>
            </text:list-item>
            <text:list-item>
              <text:p text:style-name="P25">Implement a design system with reusable components.</text:p>
            </text:list-item>
            <text:list-item>
              <text:p text:style-name="P25">Optimize the design for mobile users.</text:p>
            </text:list-item>
          </text:list>
        </text:list-item>
        <text:list-item>
          <text:p text:style-name="P24"><text:span text:style-name="Strong_20_Emphasis">Error Handling &amp; Validation</text:span> (1 week)</text:p>
          <text:list>
            <text:list-item>
              <text:p text:style-name="P25">Add client-side and server-side validation for forms.</text:p>
            </text:list-item>
            <text:list-item>
              <text:p text:style-name="P25">Set up global error handling for the backend.</text:p>
            </text:list-item>
            <text:list-item>
              <text:p text:style-name="P24">Add toast notifications for feedback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Phase 6: Testing and Deployment</text:span> (Estimated Time: 2-3 weeks)</text:h>
      <text:list xml:id="list2450690086" text:style-name="L16">
        <text:list-item>
          <text:p text:style-name="P26"><text:span text:style-name="Strong_20_Emphasis">Testing</text:span> (1.5 weeks)</text:p>
          <text:list>
            <text:list-item>
              <text:p text:style-name="P27">Write unit tests for backend (NestJS).</text:p>
            </text:list-item>
            <text:list-item>
              <text:p text:style-name="P27">Write integration tests for API endpoints.</text:p>
            </text:list-item>
            <text:list-item>
              <text:p text:style-name="P27">Write end-to-end tests for frontend.</text:p>
            </text:list-item>
          </text:list>
        </text:list-item>
        <text:list-item>
          <text:p text:style-name="P26"><text:span text:style-name="Strong_20_Emphasis">Deployment</text:span> (1 week)</text:p>
          <text:list>
            <text:list-item>
              <text:p text:style-name="P27">Deploy Keycloak with Docker Compose.</text:p>
            </text:list-item>
            <text:list-item>
              <text:p text:style-name="P27">Deploy frontend and backend using Docker Compose.</text:p>
            </text:list-item>
            <text:list-item>
              <text:p text:style-name="P26">Set up CI/CD pipeline with Jenkins for deployment.</text:p>
            </text:list-item>
          </text:list>
        </text:list-item>
      </text:list>
      <text:p text:style-name="Horizontal_20_Line"/>
      <text:h text:style-name="Heading_20_3" text:outline-level="3"><text:span text:style-name="Strong_20_Emphasis">Total Estimated Time:</text:span> 22-29 weeks</text:h>
      <text:h text:style-name="Heading_20_3" text:outline-level="3"><text:span text:style-name="Strong_20_Emphasis">Labels for Issues</text:span></text:h>
      <text:list xml:id="list551094288" text:style-name="L17">
        <text:list-item>
          <text:p text:style-name="P29"><text:span text:style-name="Strong_20_Emphasis">Backend</text:span>, <text:span text:style-name="Strong_20_Emphasis">Frontend</text:span></text:p>
        </text:list-item>
        <text:list-item>
          <text:p text:style-name="P29"><text:span text:style-name="Strong_20_Emphasis">High Priority</text:span>, <text:span text:style-name="Strong_20_Emphasis">Low Priority</text:span></text:p>
        </text:list-item>
        <text:list-item>
          <text:p text:style-name="P29"><text:span text:style-name="Strong_20_Emphasis">Bug</text:span>, <text:span text:style-name="Strong_20_Emphasis">Feature</text:span>, <text:span text:style-name="Strong_20_Emphasis">Enhancement</text:span></text:p>
        </text:list-item>
        <text:list-item>
          <text:p text:style-name="P29"><text:span text:style-name="Strong_20_Emphasis">Admin</text:span>, <text:span text:style-name="Strong_20_Emphasis">Job Seeker</text:span>, <text:span text:style-name="Strong_20_Emphasis">Candidat</text:span></text:p>
        </text:list-item>
        <text:list-item>
          <text:p text:style-name="P29"><text:span text:style-name="Strong_20_Emphasis">Authentication</text:span>, <text:span text:style-name="Strong_20_Emphasis">Job Posting</text:span>, <text:span text:style-name="Strong_20_Emphasis">Application Management</text:span></text:p>
        </text:list-item>
        <text:list-item>
          <text:p text:style-name="P28"><text:span text:style-name="Strong_20_Emphasis">CI/CD</text:span>, <text:span text:style-name="Strong_20_Emphasis">Docker</text:span>, <text:span text:style-name="Strong_20_Emphasis">Jenkins</text:span></text:p>
        </text:list-item>
      </text:list>
      <text:h text:style-name="Heading_20_3" text:outline-level="3"><text:span text:style-name="Strong_20_Emphasis">Sample Milestone Plan</text:span></text:h>
      <text:list xml:id="list1704802770" text:style-name="L18">
        <text:list-item>
          <text:p text:style-name="P31"><text:span text:style-name="Strong_20_Emphasis">MVP - Basic Setup and Authentication</text:span> (4-6 weeks)</text:p>
          <text:list>
            <text:list-item>
              <text:p text:style-name="P31">Focus on Docker setup, NextAuth v5 integration for <text:span text:style-name="Strong_20_Emphasis">Candidat</text:span>, and Keycloak for admin authentication.</text:p>
            </text:list-item>
          </text:list>
        </text:list-item>
        <text:list-item>
          <text:p text:style-name="P31"><text:span text:style-name="Strong_20_Emphasis">Job Postings and Applications</text:span> (3-4 weeks)</text:p>
          <text:list>
            <text:list-item>
              <text:p text:style-name="P31">Complete the visitor-side functionality and job applications.</text:p>
            </text:list-item>
          </text:list>
        </text:list-item>
        <text:list-item>
          <text:p text:style-name="P31"><text:span text:style-name="Strong_20_Emphasis">Admin Features and Management</text:span> (3 weeks)</text:p>
          <text:list>
            <text:list-item>
              <text:p text:style-name="P31">Finish back office with role-based access for <text:span text:style-name="Strong_20_Emphasis">Administrateur</text:span> and <text:span text:style-name="Strong_20_Emphasis">Gestionnaire</text:span>.</text:p>
            </text:list-item>
          </text:list>
        </text:list-item>
        <text:list-item>
          <text:p text:style-name="P31"><text:span text:style-name="Strong_20_Emphasis">CI/CD Automation</text:span> (3 weeks)</text:p>
          <text:list>
            <text:list-item>
              <text:p text:style-name="P31">Set up Jenkins pipelines and GitHub Actions for automation.</text:p>
            </text:list-item>
          </text:list>
        </text:list-item>
        <text:list-item>
          <text:p text:style-name="P31"><text:span text:style-name="Strong_20_Emphasis">Frontend Design and Usability</text:span> (3 weeks)</text:p>
          <text:list>
            <text:list-item>
              <text:p text:style-name="P31">Polish the UI/UX and ensure responsive design.</text:p>
            </text:list-item>
          </text:list>
        </text:list-item>
        <text:list-item>
          <text:p text:style-name="P31"><text:span text:style-name="Strong_20_Emphasis">Testing and Deployment</text:span> (2-3 weeks)</text:p>
          <text:list>
            <text:list-item>
              <text:p text:style-name="P30">Final testing and deployment setup using Docker Compose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0:49:02.020445960</meta:creation-date>
    <dc:date>2024-10-16T11:43:27.804764773</dc:date>
    <meta:editing-duration>PT12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27" meta:word-count="904" meta:character-count="5664" meta:non-whitespace-character-count="4996"/>
  </office:meta>
</office:document-meta>
</file>